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0.324cm"/>
    </style:style>
    <style:style style:name="Tabelle1.B" style:family="table-column">
      <style:table-column-properties style:column-width="1.619cm"/>
    </style:style>
    <style:style style:name="Tabelle1.C" style:family="table-column">
      <style:table-column-properties style:column-width="2.036cm"/>
    </style:style>
    <style:style style:name="Tabelle1.D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D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4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D4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10" style:family="paragraph" style:parent-style-name="Standard">
      <style:text-properties style:font-name="Trebuchet MS2" fo:language="en" fo:country="US" style:font-name-asian="ヒラギノ角ゴ Pro W31"/>
    </style:style>
    <style:style style:name="P11" style:family="paragraph" style:parent-style-name="Standard">
      <style:text-properties style:font-name="Trebuchet MS" fo:language="en" fo:country="US" style:font-name-asian="ヒラギノ角ゴ Pro W31"/>
    </style:style>
    <style:style style:name="P12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6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Standard" style:master-page-name="First_20_Page">
      <style:paragraph-properties style:page-number="auto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style:paragraph-properties style:text-autospace="none"/>
    </style:style>
    <style:style style:name="P29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end" fo:text-indent="0cm"/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Trebuchet MS" fo:font-size="7pt" fo:language="en" fo:country="US" style:font-name-asian="ヒラギノ角ゴ Pro W31" style:font-size-asian="7pt"/>
    </style:style>
    <style:style style:name="T3" style:family="text">
      <style:text-properties style:font-name-complex="Arial"/>
    </style:style>
    <style:style style:name="T4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5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7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8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9" style:family="text">
      <style:text-properties fo:color="#000000" style:text-outline="false" style:text-line-through-styl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0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2" style:family="text">
      <style:text-properties fo:color="#000000" style:text-outline="false" style:text-line-through-styl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5"><draw:frame text:anchor-type="char" draw:z-index="6" draw:style-name="gr4" draw:text-style-name="P26" svg:width="11.346cm" svg:height="4.527cm" svg:x="-0.009cm" svg:y="0.157cm"><draw:text-box><text:p text:style-name="P26"><text:span text:style-name="T7">Flying Hamburger Events UG • Schrödersweg 27 • 22453 Hamburg</text:span></text:p><text:p><text:span text:style-name="T8"/></text:p><text:p><text:span text:style-name="T9"/></text:p><text:p><text:span text:style-name="T10">@company_contact_name;noquote@</text:span></text:p><text:p><text:span text:style-name="T11">@address_line1;noquote@</text:span></text:p><text:p text:style-name="P26"><text:span text:style-name="T9"/></text:p><text:p><text:span text:style-name="T11">@address_postal_code;noquote@ @address_city;noquote@</text:span></text:p><text:p text:style-name="P28"><text:span text:style-name="T10">@country_name;noquote@</text:span></text:p><text:p text:style-name="P28"><text:span text:style-name="T10"/></text:p><text:p text:style-name="P29"><text:span text:style-name="T12"/></text:p></draw:text-box></draw:frame></text:p>
      <text:p text:style-name="P5"/>
      <text:p text:style-name="P11"/>
      <text:p text:style-name="P5"/>
      <text:p text:style-name="P5"/>
      <text:p text:style-name="P5"/>
      <text:p text:style-name="P5"/>
      <text:p text:style-name="P20"/>
      <text:p text:style-name="P11"/>
      <text:p text:style-name="P11"/>
      <text:p text:style-name="P11"><draw:frame text:anchor-type="char" draw:z-index="7" draw:style-name="gr5" draw:text-style-name="P31" svg:width="4.128cm" svg:height="0.354cm" svg:x="12.116cm" svg:y="0.37cm"><draw:text-box><text:p text:style-name="P30"><text:span text:style-name="T13">@invoice_date_pretty;noquote@</text:span></text:p></draw:text-box></draw:frame></text:p>
      <text:p text:style-name="P10"/>
      <text:p text:style-name="P8">Rechnungskorrektur <text:span text:style-name="T3">@invoice_nr;noquote@</text:span></text:p>
      <text:p text:style-name="P7"/>
      <text:p text:style-name="P7"/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 table:style-name="Tabelle1.1">
            <table:table-cell table:style-name="Tabelle1.A1" office:value-type="string">
              <text:p text:style-name="P24">Korrigierte Rechnungsnummer: @linked_invoice_nr;noquote@<text:line-break/>Lieferdatum: @delivery_date_pretty2;noquote@</text:p>
            </table:table-cell>
            <table:table-cell table:style-name="Tabelle1.B1" office:value-type="string">
              <text:p text:style-name="P21">MwSt.</text:p>
            </table:table-cell>
            <table:table-cell table:style-name="Tabelle1.B1" office:value-type="string">
              <text:p text:style-name="P21">Brutto </text:p>
            </table:table-cell>
            <table:table-cell table:style-name="Tabelle1.D1" office:value-type="string">
              <text:p text:style-name="P21">Netto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3">@item_name;noquote@</text:p>
          </table:table-cell>
          <table:table-cell table:style-name="Tabelle1.A2" office:value-type="string">
            <text:p text:style-name="P22">@item_vat_pretty@ </text:p>
          </table:table-cell>
          <table:table-cell table:style-name="Tabelle1.A2" office:value-type="string">
            <text:p text:style-name="P22">@amount_vat_pretty@<text:bookmark-start text:name="__DdeLink__274_1489834440"/> <text:bookmark-end text:name="__DdeLink__274_1489834440"/>€</text:p>
          </table:table-cell>
          <table:table-cell table:style-name="Tabelle1.D2" office:value-type="string">
            <text:p text:style-name="P22">@price_per_unit_pretty@ <text:s/>€</text:p>
          </table:table-cell>
        </table:table-row>
        <table:table-row table:style-name="Tabelle1.3">
          <table:table-cell table:style-name="Tabelle1.A2" office:value-type="string">
            <text:p text:style-name="P9">Summe</text:p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9"/>
          </table:table-cell>
          <table:table-cell table:style-name="Tabelle1.D2" office:value-type="string">
            <text:p text:style-name="P9">@subtotal_pretty;noquote@ €</text:p>
          </table:table-cell>
        </table:table-row>
        <table:table-row table:style-name="Tabelle1.3">
          <table:table-cell table:style-name="Tabelle1.A4" office:value-type="string">
            <text:p text:style-name="P9">19% VAT</text:p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  <table:table-cell table:style-name="Tabelle1.D4" office:value-type="string">
            <text:p text:style-name="P9"><text:bookmark-start text:name="__DdeLink__222_1489834440"/>@vat_amount_19;noquote@<text:bookmark-end text:name="__DdeLink__222_1489834440"/> <text:bookmark-start text:name="__DdeLink__224_1489834440"/>€<text:bookmark-end text:name="__DdeLink__224_1489834440"/></text:p>
          </table:table-cell>
        </table:table-row>
        <table:table-row table:style-name="Tabelle1.3">
          <table:table-cell table:style-name="Tabelle1.A4" office:value-type="string">
            <text:p text:style-name="P9">7% VAT</text:p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  <table:table-cell table:style-name="Tabelle1.D4" office:value-type="string">
            <text:p text:style-name="P9">@vat_amount_7;noquote@ €</text:p>
          </table:table-cell>
        </table:table-row>
        <table:table-row table:style-name="Tabelle1.3">
          <table:table-cell table:style-name="Tabelle1.A4" office:value-type="string">
            <text:p text:style-name="P14">Gesamtbetrag</text:p>
          </table:table-cell>
          <table:table-cell table:style-name="Tabelle1.A4" office:value-type="string">
            <text:p text:style-name="P13"/>
          </table:table-cell>
          <table:table-cell table:style-name="Tabelle1.A4" office:value-type="string">
            <text:p text:style-name="P13"/>
          </table:table-cell>
          <table:table-cell table:style-name="Tabelle1.D4" office:value-type="string">
            <text:p text:style-name="P14">@total_due_pretty;noquote@ €</text:p>
          </table:table-cell>
        </table:table-row>
      </table:table>
      <text:p text:style-name="P3"/>
      <text:p text:style-name="P3"/>
      <text:p text:style-name="P4">Zahlbar bis @calculated_due_date_pretty;noquote@ ohne Abzug an unsere unten genannte Bankverbind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769cm"/>
    </style:style>
    <style:style style:name="Tabelle2.B" style:family="table-column">
      <style:table-column-properties style:column-width="3.493cm"/>
    </style:style>
    <style:style style:name="Tabelle2.C" style:family="table-column">
      <style:table-column-properties style:column-width="4.498cm"/>
    </style:style>
    <style:style style:name="Tabelle2.D" style:family="table-column">
      <style:table-column-properties style:column-width="4.568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MP9" style:family="paragraph" style:parent-style-name="Text">
      <style:paragraph-properties style:snap-to-layout-grid="false"/>
    </style:style>
    <style:style style:name="MP10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/>
    <style:style style:name="MT6" style:family="text">
      <style:text-properties style:font-name="Trebuchet MS" fo:font-size="7pt" fo:language="en" fo:country="US" style:font-name-asian="ヒラギノ角ゴ Pro W31" style:font-size-asian="7pt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Flying Hamburger Events UG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7"><text:a xlink:type="simple" xlink:href="mailto:info@flying-hamburger.de" text:style-name="Internet_20_link" text:visited-style-name="Visited_20_Internet_20_Link">info@flying-hamburger.de</text:a></text:p>
              <text:p text:style-name="MP7"><text:a xlink:type="simple" xlink:href="http://www.swingcastlecamp.de/" text:style-name="Internet_20_link" text:visited-style-name="Visited_20_Internet_20_Link">www.swingcastlecamp.de</text:a></text:p>
              <text:p text:style-name="MP9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822944102, BLZ: 10010010</text:p>
              <text:p text:style-name="MP8">IBAN: DE64100100100822944102</text:p>
              <text:p text:style-name="MP8">BIC-Code: PBNKDEFF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iner Lamberts_</dc:title>
    <meta:initial-creator>Malte Sussdorff</meta:initial-creator>
    <dc:date>2015-01-27T15:23:36</dc:date>
    <meta:generator>OpenOffice/4.1.1$Unix OpenOffice.org_project/411m6$Build-9775</meta:generator>
    <meta:editing-duration>PT1H55M19S</meta:editing-duration>
    <meta:editing-cycles>52</meta:editing-cycles>
    <dc:creator>Malte Sussdorff</dc:creator>
    <meta:document-statistic meta:table-count="2" meta:image-count="0" meta:object-count="0" meta:page-count="1" meta:paragraph-count="35" meta:word-count="80" meta:character-count="811"/>
  </office:meta>
</office:document-meta>
</file>